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top" draw:auto-grow-height="false" fo:min-height="4.685cm" fo:min-width="6.336cm"/>
    </style:style>
    <style:style style:name="gr2" style:family="graphic" style:parent-style-name="standard">
      <style:graphic-properties draw:fill-color="#00dcff" draw:textarea-horizontal-align="justify" draw:textarea-vertical-align="top" draw:auto-grow-height="false" fo:min-height="4.685cm" fo:min-width="6.336cm"/>
    </style:style>
    <style:style style:name="gr3" style:family="graphic" style:parent-style-name="standard">
      <style:graphic-properties draw:textarea-horizontal-align="justify" draw:textarea-vertical-align="top" draw:auto-grow-height="false" fo:min-height="10.333cm" fo:min-width="7.28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45cm" fo:min-width="1.8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17cm" fo:min-width="1.83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</style:style>
    <style:style style:name="P3" style:family="paragraph">
      <loext:graphic-properties draw:fill-color="#00dc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T1" style:family="text"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36cm" svg:height="4.935cm" svg:x="2.774cm" svg:y="14.755cm">
          <text:p text:style-name="P1"><text:s/>Lowly Infectious 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836cm" svg:height="4.935cm" svg:x="1cm" svg:y="7.948cm">
          <text:p text:style-name="P1"><text:s/>Medium Infectious 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785cm" svg:height="10.583cm" svg:x="8.701cm" svg:y="2.137cm">
          <text:p text:style-name="P1"><text:s/>Highly Infectious 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307cm" svg:height="3.103cm" svg:x="2.493cm" svg:y="3.613cm">
          <text:p text:style-name="P1">uninf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7cm" svg:height="3.103cm" svg:x="9.593cm" svg:y="3.562cm">
          <text:p text:style-name="P1">infectio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7cm" svg:height="3.103cm" svg:x="2.419cm" svg:y="8.803cm">
          <text:p text:style-name="P1">symptom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307cm" svg:height="3.205cm" svg:x="9.592cm" svg:y="8.752cm">
          <text:p text:style-name="P1">asymptom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7cm" svg:height="3.103cm" svg:x="14.733cm" svg:y="18.571cm">
          <text:p text:style-name="P1">healed </text:p>
          <text:p text:style-name="P1">and </text:p>
          <text:p text:style-name="P1">immu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8cm" svg:y1="5.241cm" svg:x2="9.616cm" svg:y2="5.19cm">
          <text:p text:style-name="P1">infection</text:p>
        </draw:line>
        <draw:custom-shape draw:style-name="gr4" draw:text-style-name="P4" draw:layer="layout" svg:width="3.307cm" svg:height="3.103cm" svg:x="1cm" svg:y="22.337cm">
          <text:p text:style-name="P1">d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685cm" svg:y1="6.309cm" svg:x2="5.597cm" svg:y2="9.413cm">
          <text:p/>
        </draw:line>
        <draw:line draw:style-name="gr6" draw:text-style-name="P5" draw:layer="layout" svg:x1="10.991cm" svg:y1="11.855cm" svg:x2="16.18cm" svg:y2="18.368cm">
          <text:p text:style-name="P1">getting immune</text:p>
        </draw:line>
        <draw:line draw:style-name="gr6" draw:text-style-name="P5" draw:layer="layout" svg:x1="10.686cm" svg:y1="6.309cm" svg:x2="5.598cm" svg:y2="9.413cm">
          <text:p text:style-name="P1">fall ill</text:p>
        </draw:line>
        <draw:line draw:style-name="gr6" draw:text-style-name="P5" draw:layer="layout" svg:x1="11.448cm" svg:y1="6.615cm" svg:x2="11.448cm" svg:y2="8.752cm">
          <text:p text:style-name="P1">stay healthy</text:p>
        </draw:line>
        <draw:line draw:style-name="gr6" draw:text-style-name="P6" draw:layer="layout" svg:x1="5.139cm" svg:y1="11.55cm" svg:x2="15.875cm" svg:y2="18.47cm">
          <text:p text:style-name="P1">recover</text:p>
        </draw:line>
        <draw:line draw:style-name="gr6" draw:text-style-name="P5" draw:layer="layout" svg:x1="2.748cm" svg:y1="11.346cm" svg:x2="2.595cm" svg:y2="22.337cm">
          <text:p text:style-name="P1"><text:span text:style-name="T1">die</text:span></text:p>
        </draw:line>
        <draw:custom-shape draw:style-name="gr4" draw:text-style-name="P4" draw:layer="layout" svg:width="3.307cm" svg:height="3.103cm" svg:x="4.659cm" svg:y="15.508cm">
          <text:p text:style-name="P1">hospitaliz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579cm" svg:y1="11.804cm" svg:x2="6.106cm" svg:y2="15.264cm">
          <text:p text:style-name="P1">hospitalize</text:p>
        </draw:line>
        <draw:line draw:style-name="gr6" draw:text-style-name="P6" draw:layer="layout" svg:x1="7.174cm" svg:y1="17.808cm" svg:x2="14.756cm" svg:y2="19.793cm">
          <text:p text:style-name="P1">recover</text:p>
        </draw:line>
        <draw:line draw:style-name="gr6" draw:text-style-name="P5" draw:layer="layout" svg:x1="5.699cm" svg:y1="18.521cm" svg:x2="2.609cm" svg:y2="22.337cm">
          <text:p text:style-name="P1"><text:span text:style-name="T1">di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Doerzbach</meta:initial-creator>
    <meta:creation-date>2020-03-26T13:59:01.351920431</meta:creation-date>
    <dc:date>2020-06-07T10:32:12.930711436</dc:date>
    <dc:creator>Armin Doerzbach</dc:creator>
    <meta:editing-duration>PT17M19S</meta:editing-duration>
    <meta:editing-cycles>4</meta:editing-cycles>
    <meta:generator>LibreOffice/5.3.0.3$MacOSX_X86_64 LibreOffice_project/7074905676c47b82bbcfbea1aeefc84afe1c50e1</meta:generator>
    <meta:printed-by>Armin Doerzbach</meta:printed-by>
    <meta:print-date>2020-03-26T14:25:31.652747600</meta:print-date>
    <meta:document-statistic meta:object-count="20"/>
  </office:meta>
</office:document-meta>
</file>